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04044" officeooo:paragraph-rsid="00104044"/>
    </style:style>
    <style:style style:name="P2" style:family="paragraph" style:parent-style-name="Standard">
      <style:text-properties officeooo:rsid="00104044" officeooo:paragraph-rsid="001383b6"/>
    </style:style>
    <style:style style:name="P3" style:family="paragraph" style:parent-style-name="Standard">
      <style:text-properties officeooo:rsid="00104044" officeooo:paragraph-rsid="00154218"/>
    </style:style>
    <style:style style:name="T1" style:family="text">
      <style:text-properties officeooo:rsid="0027e36c"/>
    </style:style>
    <style:style style:name="T2" style:family="text">
      <style:text-properties officeooo:rsid="00106bbf"/>
    </style:style>
    <style:style style:name="T3" style:family="text">
      <style:text-properties officeooo:rsid="0011f972"/>
    </style:style>
    <style:style style:name="T4" style:family="text">
      <style:text-properties officeooo:rsid="001efc6f"/>
    </style:style>
    <style:style style:name="T5" style:family="text">
      <style:text-properties officeooo:rsid="001383b6"/>
    </style:style>
    <style:style style:name="T6" style:family="text">
      <style:text-properties officeooo:rsid="0028fe7a"/>
    </style:style>
    <style:style style:name="T7" style:family="text">
      <style:text-properties officeooo:rsid="0029a4eb"/>
    </style:style>
    <style:style style:name="T8" style:family="text">
      <style:text-properties officeooo:rsid="0015fe0f"/>
    </style:style>
    <style:style style:name="T9" style:family="text">
      <style:text-properties officeooo:rsid="002e7ea8"/>
    </style:style>
    <style:style style:name="T10" style:family="text">
      <style:text-properties officeooo:rsid="002ea233"/>
    </style:style>
    <style:style style:name="T11" style:family="text">
      <style:text-properties officeooo:rsid="001621c4"/>
    </style:style>
    <style:style style:name="T12" style:family="text">
      <style:text-properties officeooo:rsid="002f0015"/>
    </style:style>
    <style:style style:name="T13" style:family="text">
      <style:text-properties officeooo:rsid="0021b57e"/>
    </style:style>
    <style:style style:name="T14" style:family="text">
      <style:text-properties officeooo:rsid="002f3082"/>
    </style:style>
    <style:style style:name="T15" style:family="text">
      <style:text-properties officeooo:rsid="0022fc67"/>
    </style:style>
    <style:style style:name="T16" style:family="text">
      <style:text-properties officeooo:rsid="003025f0"/>
    </style:style>
    <style:style style:name="T17" style:family="text">
      <style:text-properties officeooo:rsid="002400f1"/>
    </style:style>
    <style:style style:name="T18" style:family="text">
      <style:text-properties officeooo:rsid="0031b3e4"/>
    </style:style>
    <style:style style:name="T19" style:family="text">
      <style:text-properties officeooo:rsid="001787eb"/>
    </style:style>
    <style:style style:name="T20" style:family="text">
      <style:text-properties officeooo:rsid="00186b4b"/>
    </style:style>
    <style:style style:name="T21" style:family="text">
      <style:text-properties officeooo:rsid="001982ea"/>
    </style:style>
    <style:style style:name="T22" style:family="text">
      <style:text-properties officeooo:rsid="001af702"/>
    </style:style>
    <style:style style:name="T23" style:family="text">
      <style:text-properties officeooo:rsid="001cc797"/>
    </style:style>
    <style:style style:name="T24" style:family="text">
      <style:text-properties officeooo:rsid="001a329a"/>
    </style:style>
    <style:style style:name="T25" style:family="text">
      <style:text-properties officeooo:rsid="00208192"/>
    </style:style>
    <style:style style:name="T26" style:family="text">
      <style:text-properties officeooo:rsid="0025bb89"/>
    </style:style>
    <style:style style:name="T27" style:family="text">
      <style:text-properties officeooo:rsid="002672b8"/>
    </style:style>
    <style:style style:name="T28" style:family="text">
      <style:text-properties officeooo:rsid="002b53c8"/>
    </style:style>
    <style:style style:name="T29" style:family="text">
      <style:text-properties officeooo:rsid="002bdfc6"/>
    </style:style>
    <style:style style:name="T30" style:family="text">
      <style:text-properties officeooo:rsid="002c5b4d"/>
    </style:style>
    <style:style style:name="T31" style:family="text">
      <style:text-properties officeooo:rsid="002ca1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1 Assignment 1 Part 2</text:p>
      <text:p text:style-name="Standard">January 26, 2025</text:p>
      <text:p text:style-name="Standard"/>
      <text:p text:style-name="P1">1. </text:p>
      <text:p text:style-name="P1">Name: “Apple Multiple Products Use-After-Free Vulnerability” <text:span text:style-name="T1">A memory exploit </text:span><text:span text:style-name="T2">in </text:span><text:span text:style-name="T1">CoreMedia on </text:span><text:span text:style-name="T2">Apple hardware</text:span></text:p>
      <text:p text:style-name="P1"/>
      <text:p text:style-name="P1">Links:<text:line-break/><text:a xlink:type="simple" xlink:href="https://www.cve.org/CVERecord?id=CVE-2025-24085" text:style-name="Internet_20_link" text:visited-style-name="Visited_20_Internet_20_Link">https://www.cve.org/CVERecord?id=CVE-2025-24085</text:a></text:p>
      <text:p text:style-name="P1"><text:a xlink:type="simple" xlink:href="https://cwe.mitre.org/data/definitions/416" text:style-name="Internet_20_link" text:visited-style-name="Visited_20_Internet_20_Link">https://cwe.mitre.org/data/definitions/416</text:a></text:p>
      <text:p text:style-name="P1"><text:a xlink:type="simple" xlink:href="https://nvd.nist.gov/vuln/detail/CVE-2025-24085" text:style-name="Internet_20_link" text:visited-style-name="Visited_20_Internet_20_Link">https://nvd.nist.gov/vuln/detail/CVE-2025-24085</text:a></text:p>
      <text:p text:style-name="P1"/>
      <text:p text:style-name="P1">Date reported: <text:span text:style-name="T3">2025-01-27, </text:span><text:span text:style-name="T4">though active exploitation was acknowledged </text:span><text:span text:style-name="T1">as before iOS 17.2 released on</text:span><text:span text:style-name="T4"> December 12, 2023</text:span></text:p>
      <text:p text:style-name="P1"/>
      <text:p text:style-name="P1">Exploit target: <text:span text:style-name="T5">Apple VisionOS, iOS, iPadOS, MacOS, watchOS, and tvOS</text:span></text:p>
      <text:p text:style-name="P1"/>
      <text:p text:style-name="P1">Severity: <text:span text:style-name="T6">7.8 </text:span><text:span text:style-name="T7">NVD, CISA </text:span><text:span text:style-name="T6">7.3 </text:span><text:span text:style-name="T7">(</text:span><text:span text:style-name="T5">High</text:span><text:span text:style-name="T7">)</text:span></text:p>
      <text:p text:style-name="P1"/>
      <text:p text:style-name="P1">Advisories:</text:p>
      <text:p text:style-name="P2"><text:a xlink:type="simple" xlink:href="https://support.apple.com/en-us/122073" text:style-name="Internet_20_link" text:visited-style-name="Visited_20_Internet_20_Link">https://support.apple.com/en-us/122073</text:a></text:p>
      <text:p text:style-name="P2"><text:a xlink:type="simple" xlink:href="https://support.apple.com/en-us/122072" text:style-name="Internet_20_link" text:visited-style-name="Visited_20_Internet_20_Link">https://support.apple.com/en-us/122072</text:a></text:p>
      <text:p text:style-name="P2"><text:a xlink:type="simple" xlink:href="https://support.apple.com/en-us/122068" text:style-name="Internet_20_link" text:visited-style-name="Visited_20_Internet_20_Link">https://support.apple.com/en-us/122068</text:a></text:p>
      <text:p text:style-name="P2"><text:a xlink:type="simple" xlink:href="https://support.apple.com/en-us/122071" text:style-name="Internet_20_link" text:visited-style-name="Visited_20_Internet_20_Link">https://support.apple.com/en-us/122071</text:a></text:p>
      <text:p text:style-name="P2"><text:a xlink:type="simple" xlink:href="https://support.apple.com/en-us/122066" text:style-name="Internet_20_link" text:visited-style-name="Visited_20_Internet_20_Link">https://support.apple.com/en-us/122066</text:a></text:p>
      <text:p text:style-name="P2"/>
      <text:p text:style-name="P1"><text:span text:style-name="T5">P</text:span>ropagation: <text:span text:style-name="T8">A malicious application could </text:span><text:span text:style-name="T9">leverage</text:span><text:span text:style-name="T8"> this use after free exploit </text:span><text:span text:style-name="T10">in CoreMedia </text:span><text:span text:style-name="T8">to elevate privileges </text:span><text:span text:style-name="T1">such as a fake media player</text:span><text:span text:style-name="T8">. </text:span><text:span text:style-name="T11">The user would have to download the malicious application without being aware </text:span><text:span text:style-name="T12">it contains the exploit and run it </text:span><text:span text:style-name="T11">on their unpatched device. </text:span><text:span text:style-name="T13">These applications could be sideloaded, make their way onto the app store without being detected, or </text:span><text:span text:style-name="T14">otherwise use the exploit on</text:span><text:span text:style-name="T15"> CoreMedia functions which </text:span><text:span text:style-name="T16">may </text:span><text:span text:style-name="T17">be </text:span><text:span text:style-name="T15">exploit</text:span><text:span text:style-name="T18">able </text:span><text:span text:style-name="T15">through other applications.</text:span></text:p>
      <text:p text:style-name="P1"/>
      <text:p text:style-name="P1">Mitigation: <text:span text:style-name="T19">Apple has released an update to the effected platforms </text:span><text:span text:style-name="T20">that users should update their devices to </text:span><text:span text:style-name="T21">in order to </text:span><text:span text:style-name="T20">mitigate the use after free exploit. </text:span><text:span text:style-name="T22">Users should install reputable applications in order to avoid </text:span><text:span text:style-name="T23">the exploit on unpatched devices.</text:span></text:p>
      <text:p text:style-name="P1"/>
      <text:p text:style-name="P1">Detection: <text:span text:style-name="T24">Analysis of the source code or debugging the memory of th</text:span><text:span text:style-name="T22">e processes would reveal </text:span><text:span text:style-name="T4">malicious code that uses the exploit. Users </text:span><text:span text:style-name="T25">can </text:span><text:span text:style-name="T4">also determine which applications are using the CoreMedia permission effected by the exploit. </text:span><text:span text:style-name="T26">There are limited ways to evaluate applications on Apple platforms.</text:span></text:p>
      <text:p text:style-name="P1"/>
      <text:p text:style-name="P1">Patches: <text:span text:style-name="T27">In the most recent update of Apple software, the vulnerability has been “addressed with improved memory management”. The update versions are visionOS 2.3, iOS 18.3 and iPadOS 18.3, macOS Sequoia 15.3, watchOS 11.3, and tvOS 18.3. </text:span></text:p>
      <text:p text:style-name="P1"/>
      <text:p text:style-name="P1"><text:soft-page-break/>Actors: <text:span text:style-name="T1">It is not reported what actors were using the exploit or against what targets but it suggested that targeted attacks </text:span><text:span text:style-name="T28">could have used this exploit in the past and that fake media applications could be suggested to users to trick them into installing an application with the exploit.</text:span></text:p>
      <text:p text:style-name="P1"/>
      <text:p text:style-name="P1">TTP: <text:span text:style-name="T29">Social engineering a user into installing an application on an unpatched device </text:span><text:span text:style-name="T30">or creating an application for download opportunistically</text:span><text:span text:style-name="T29"> would allow an attacker to gain elevated permission on the device. </text:span><text:span text:style-name="T31">The user would need to install and run the application so local access to the device by user interaction would be required.</text:span></text:p>
      <text:p text:style-name="P1"/>
      <text:p text:style-name="P1">2.</text:p>
      <text:p text:style-name="P3">Name:</text:p>
      <text:p text:style-name="P3"/>
      <text:p text:style-name="P3">Links:<text:line-break/></text:p>
      <text:p text:style-name="P3">Date reported:</text:p>
      <text:p text:style-name="P3"/>
      <text:p text:style-name="P3">Exploit target:</text:p>
      <text:p text:style-name="P3"/>
      <text:p text:style-name="P3">Severity:</text:p>
      <text:p text:style-name="P3"/>
      <text:p text:style-name="P3">Advisories:</text:p>
      <text:p text:style-name="P3"/>
      <text:p text:style-name="P3"><text:span text:style-name="T5">P</text:span>ropagation:</text:p>
      <text:p text:style-name="P3"/>
      <text:p text:style-name="P3">Mitigation:</text:p>
      <text:p text:style-name="P3"/>
      <text:p text:style-name="P3">Detection:</text:p>
      <text:p text:style-name="P3"/>
      <text:p text:style-name="P3">Patches:</text:p>
      <text:p text:style-name="P3"/>
      <text:p text:style-name="P3">Actors:</text:p>
      <text:p text:style-name="P3"/>
      <text:p text:style-name="P3">TTP:</text:p>
      <text:p text:style-name="P1"/>
      <text:p text:style-name="P1">3.</text:p>
      <text:p text:style-name="P3">Name:</text:p>
      <text:p text:style-name="P3"/>
      <text:p text:style-name="P3">Links:<text:line-break/></text:p>
      <text:p text:style-name="P3">Date reported:</text:p>
      <text:p text:style-name="P3"/>
      <text:p text:style-name="P3">Exploit target:</text:p>
      <text:p text:style-name="P3"/>
      <text:p text:style-name="P3">Severity:</text:p>
      <text:p text:style-name="P3"/>
      <text:p text:style-name="P3">Advisories:</text:p>
      <text:p text:style-name="P3"/>
      <text:p text:style-name="P3"><text:span text:style-name="T5">P</text:span>ropagation:</text:p>
      <text:p text:style-name="P3"/>
      <text:p text:style-name="P3"><text:soft-page-break/>Mitigation:</text:p>
      <text:p text:style-name="P3"/>
      <text:p text:style-name="P3">Detection:</text:p>
      <text:p text:style-name="P3"/>
      <text:p text:style-name="P3">Patches:</text:p>
      <text:p text:style-name="P3"/>
      <text:p text:style-name="P3">Actors:</text:p>
      <text:p text:style-name="P3"/>
      <text:p text:style-name="P3">TT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5:45:45.246006429</meta:creation-date>
    <dc:date>2025-01-29T18:28:44.782721721</dc:date>
    <meta:editing-duration>PT1H54M30S</meta:editing-duration>
    <meta:editing-cycles>39</meta:editing-cycles>
    <meta:generator>LibreOffice/24.8.2.1$MacOSX_AARCH64 LibreOffice_project/0f794b6e29741098670a3b95d60478a65d05ef13</meta:generator>
    <meta:document-statistic meta:table-count="0" meta:image-count="0" meta:object-count="0" meta:page-count="3" meta:paragraph-count="50" meta:word-count="403" meta:character-count="2908" meta:non-whitespace-character-count="2551"/>
  </office:meta>
</office:document-meta>
</file>